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4" style:family="table">
      <style:table-properties style:width="17.59cm" table:align="margins"/>
    </style:style>
    <style:style style:name="Tabla4.A" style:family="table-column">
      <style:table-column-properties style:column-width="8.795cm" style:rel-column-width="32767*"/>
    </style:style>
    <style:style style:name="Tabla4.B" style:family="table-column">
      <style:table-column-properties style:column-width="8.79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style:style>
    <style:style style:name="Tabla2.A" style:family="table-column">
      <style:table-column-properties style:column-width="5.863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1" style:family="table">
      <style:table-properties style:width="17.59cm" table:align="margins"/>
    </style:style>
    <style:style style:name="Tabla1.A" style:family="table-column">
      <style:table-column-properties style:column-width="4.397cm" style:rel-column-width="16383*"/>
    </style:style>
    <style:style style:name="Tabla1.D" style:family="table-column">
      <style:table-column-properties style:column-width="4.397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6" style:family="table">
      <style:table-properties style:width="17.59cm" table:align="margins"/>
    </style:style>
    <style:style style:name="Tabla6.A" style:family="table-column">
      <style:table-column-properties style:column-width="4.397cm" style:rel-column-width="16383*"/>
    </style:style>
    <style:style style:name="Tabla6.D" style:family="table-column">
      <style:table-column-properties style:column-width="4.397cm" style:rel-column-width="16386*"/>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7" style:family="table">
      <style:table-properties style:width="17.59cm" table:align="margins"/>
    </style:style>
    <style:style style:name="Tabla7.A" style:family="table-column">
      <style:table-column-properties style:column-width="4.397cm" style:rel-column-width="16383*"/>
    </style:style>
    <style:style style:name="Tabla7.D" style:family="table-column">
      <style:table-column-properties style:column-width="4.397cm" style:rel-column-width="16386*"/>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5" style:family="table">
      <style:table-properties style:width="17.59cm" table:align="margins"/>
    </style:style>
    <style:style style:name="Tabla5.A" style:family="table-column">
      <style:table-column-properties style:column-width="8.795cm" style:rel-column-width="32767*"/>
    </style:style>
    <style:style style:name="Tabla5.B" style:family="table-column">
      <style:table-column-properties style:column-width="8.79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officeooo:rsid="0008a57d" officeooo:paragraph-rsid="0008a57d"/>
    </style:style>
    <style:style style:name="P2" style:family="paragraph" style:parent-style-name="Standard">
      <style:text-properties style:font-name="Arial" officeooo:rsid="0008a57d" officeooo:paragraph-rsid="000fd369"/>
    </style:style>
    <style:style style:name="P3" style:family="paragraph" style:parent-style-name="Standard">
      <style:text-properties style:font-name="Arial" fo:font-size="14pt" fo:font-weight="bold" officeooo:rsid="0008a57d" officeooo:paragraph-rsid="0008a57d" style:font-size-asian="14pt" style:font-weight-asian="bold" style:font-size-complex="14pt" style:font-weight-complex="bold"/>
    </style:style>
    <style:style style:name="P4" style:family="paragraph" style:parent-style-name="Standard">
      <style:text-properties style:font-name="Arial" fo:font-size="14pt" fo:font-weight="bold" officeooo:rsid="000cb2b3" officeooo:paragraph-rsid="000cb2b3" style:font-size-asian="14pt" style:font-weight-asian="bold" style:font-size-complex="14pt" style:font-weight-complex="bold"/>
    </style:style>
    <style:style style:name="P5" style:family="paragraph" style:parent-style-name="Standard">
      <style:text-properties style:font-name="Arial" fo:font-size="14pt" fo:font-weight="bold" officeooo:rsid="000fd369" officeooo:paragraph-rsid="000fd369" style:font-size-asian="14pt" style:font-weight-asian="bold" style:font-size-complex="14pt" style:font-weight-complex="bold"/>
    </style:style>
    <style:style style:name="P6" style:family="paragraph" style:parent-style-name="Standard">
      <style:text-properties style:font-name="Arial" fo:font-size="14pt" fo:font-weight="bold" officeooo:rsid="001a0564" officeooo:paragraph-rsid="001a0564"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Arial" fo:font-size="14pt" fo:font-weight="bold" officeooo:rsid="001a9e1b" officeooo:paragraph-rsid="001a9e1b" style:font-size-asian="14pt" style:font-weight-asian="bold" style:font-size-complex="14pt" style:font-weight-complex="bold"/>
    </style:style>
    <style:style style:name="P8" style:family="paragraph" style:parent-style-name="Standard">
      <style:text-properties style:font-name="Arial" fo:font-size="14pt" fo:font-weight="bold" officeooo:rsid="0023949c" officeooo:paragraph-rsid="0023949c"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Arial" fo:font-size="14pt" fo:font-weight="bold" officeooo:rsid="00293f41" officeooo:paragraph-rsid="00293f41"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Arial" officeooo:rsid="000cb2b3" officeooo:paragraph-rsid="000cb2b3"/>
    </style:style>
    <style:style style:name="P11" style:family="paragraph" style:parent-style-name="Standard">
      <style:text-properties style:font-name="Arial" officeooo:rsid="000cb2b3" officeooo:paragraph-rsid="000cb2b3"/>
    </style:style>
    <style:style style:name="P12" style:family="paragraph" style:parent-style-name="Standard">
      <style:text-properties style:font-name="Arial" officeooo:rsid="00096d82" officeooo:paragraph-rsid="00096d82"/>
    </style:style>
    <style:style style:name="P13" style:family="paragraph" style:parent-style-name="Standard">
      <style:text-properties style:font-name="Arial" officeooo:rsid="000e3b06" officeooo:paragraph-rsid="000e3b06"/>
    </style:style>
    <style:style style:name="P14" style:family="paragraph" style:parent-style-name="Standard">
      <style:text-properties style:font-name="Arial" officeooo:rsid="000fd369" officeooo:paragraph-rsid="000fd369"/>
    </style:style>
    <style:style style:name="P15" style:family="paragraph" style:parent-style-name="Standard">
      <style:text-properties style:font-name="Arial" officeooo:rsid="000fd369" officeooo:paragraph-rsid="0016969a"/>
    </style:style>
    <style:style style:name="P16" style:family="paragraph" style:parent-style-name="Standard">
      <style:paragraph-properties fo:text-align="justify" style:justify-single-word="false"/>
      <style:text-properties style:font-name="Arial" officeooo:rsid="000fd369" officeooo:paragraph-rsid="0016969a"/>
    </style:style>
    <style:style style:name="P17" style:family="paragraph" style:parent-style-name="Standard">
      <style:text-properties style:font-name="Arial" officeooo:rsid="0011205b" officeooo:paragraph-rsid="001101a5"/>
    </style:style>
    <style:style style:name="P18" style:family="paragraph" style:parent-style-name="Standard">
      <style:text-properties style:font-name="Arial" officeooo:rsid="0016969a" officeooo:paragraph-rsid="0016969a"/>
    </style:style>
    <style:style style:name="P19" style:family="paragraph" style:parent-style-name="Standard">
      <style:text-properties style:font-name="Arial" officeooo:rsid="0016969a" officeooo:paragraph-rsid="001101a5"/>
    </style:style>
    <style:style style:name="P20" style:family="paragraph" style:parent-style-name="Standard">
      <style:paragraph-properties fo:text-align="justify" style:justify-single-word="false"/>
      <style:text-properties style:font-name="Arial" officeooo:rsid="0016969a" officeooo:paragraph-rsid="00188ff2"/>
    </style:style>
    <style:style style:name="P21" style:family="paragraph" style:parent-style-name="Standard">
      <style:paragraph-properties fo:text-align="justify" style:justify-single-word="false"/>
      <style:text-properties style:font-name="Arial" officeooo:rsid="0016969a" officeooo:paragraph-rsid="0016969a"/>
    </style:style>
    <style:style style:name="P22" style:family="paragraph" style:parent-style-name="Standard">
      <style:text-properties style:font-name="Arial" officeooo:rsid="001101a5" officeooo:paragraph-rsid="00170b40"/>
    </style:style>
    <style:style style:name="P23" style:family="paragraph" style:parent-style-name="Standard">
      <style:text-properties style:font-name="Arial" officeooo:rsid="001101a5" officeooo:paragraph-rsid="00174bf7"/>
    </style:style>
    <style:style style:name="P24" style:family="paragraph" style:parent-style-name="Standard">
      <style:paragraph-properties fo:text-align="justify" style:justify-single-word="false"/>
      <style:text-properties style:font-name="Arial" fo:font-weight="normal" officeooo:rsid="00188ff2" officeooo:paragraph-rsid="00188ff2" style:font-weight-asian="normal" style:font-weight-complex="normal"/>
    </style:style>
    <style:style style:name="P25" style:family="paragraph" style:parent-style-name="Standard">
      <style:text-properties style:font-name="Arial" officeooo:rsid="00188ff2" officeooo:paragraph-rsid="00188ff2"/>
    </style:style>
    <style:style style:name="P26" style:family="paragraph" style:parent-style-name="Standard">
      <style:paragraph-properties fo:text-align="justify" style:justify-single-word="false"/>
      <style:text-properties style:font-name="Arial" officeooo:rsid="00188ff2" officeooo:paragraph-rsid="00188ff2"/>
    </style:style>
    <style:style style:name="P27" style:family="paragraph" style:parent-style-name="Standard">
      <style:paragraph-properties fo:text-align="justify" style:justify-single-word="false"/>
      <style:text-properties style:font-name="Arial" officeooo:rsid="00174bf7" officeooo:paragraph-rsid="00174bf7"/>
    </style:style>
    <style:style style:name="P28" style:family="paragraph" style:parent-style-name="Standard">
      <style:text-properties style:font-name="Arial" officeooo:rsid="00197bf7" officeooo:paragraph-rsid="00197bf7"/>
    </style:style>
    <style:style style:name="P29" style:family="paragraph" style:parent-style-name="Standard">
      <style:paragraph-properties fo:text-align="justify" style:justify-single-word="false"/>
      <style:text-properties style:font-name="Arial" officeooo:rsid="00197bf7" officeooo:paragraph-rsid="00197bf7"/>
    </style:style>
    <style:style style:name="P30" style:family="paragraph" style:parent-style-name="Standard">
      <style:text-properties style:font-name="Arial" officeooo:rsid="001a0564" officeooo:paragraph-rsid="001a0564"/>
    </style:style>
    <style:style style:name="P31" style:family="paragraph" style:parent-style-name="Standard" style:list-style-name="L1">
      <style:paragraph-properties fo:text-align="justify" style:justify-single-word="false"/>
      <style:text-properties style:font-name="Arial" officeooo:rsid="001a0564" officeooo:paragraph-rsid="001a0564"/>
    </style:style>
    <style:style style:name="P32" style:family="paragraph" style:parent-style-name="Standard" style:list-style-name="L3">
      <style:paragraph-properties fo:text-align="justify" style:justify-single-word="false"/>
      <style:text-properties style:font-name="Arial" officeooo:rsid="001a0564" officeooo:paragraph-rsid="001a0564"/>
    </style:style>
    <style:style style:name="P33" style:family="paragraph" style:parent-style-name="Standard">
      <style:paragraph-properties fo:text-align="justify" style:justify-single-word="false"/>
      <style:text-properties style:font-name="Arial" officeooo:rsid="001a0564" officeooo:paragraph-rsid="001a0564"/>
    </style:style>
    <style:style style:name="P34" style:family="paragraph" style:parent-style-name="Standard" style:list-style-name="L2">
      <style:text-properties style:font-name="Arial" officeooo:rsid="0018540e" officeooo:paragraph-rsid="001a0564"/>
    </style:style>
    <style:style style:name="P35" style:family="paragraph" style:parent-style-name="Standard" style:list-style-name="L1">
      <style:paragraph-properties fo:text-align="justify" style:justify-single-word="false"/>
      <style:text-properties style:font-name="Arial" officeooo:rsid="0018540e" officeooo:paragraph-rsid="001a0564"/>
    </style:style>
    <style:style style:name="P36" style:family="paragraph" style:parent-style-name="Standard" style:list-style-name="L2">
      <style:paragraph-properties fo:text-align="justify" style:justify-single-word="false"/>
      <style:text-properties style:font-name="Arial" officeooo:rsid="0018540e" officeooo:paragraph-rsid="001a0564"/>
    </style:style>
    <style:style style:name="P37" style:family="paragraph" style:parent-style-name="Standard">
      <style:text-properties style:font-name="Arial" officeooo:rsid="0025082a" officeooo:paragraph-rsid="0025082a"/>
    </style:style>
    <style:style style:name="P38" style:family="paragraph" style:parent-style-name="Standard" style:list-style-name="L8">
      <style:text-properties style:font-name="Arial" officeooo:rsid="0025082a" officeooo:paragraph-rsid="00293f41"/>
    </style:style>
    <style:style style:name="P39" style:family="paragraph" style:parent-style-name="Standard" style:list-style-name="L9">
      <style:text-properties style:font-name="Arial" officeooo:rsid="0025082a" officeooo:paragraph-rsid="0025082a"/>
    </style:style>
    <style:style style:name="P40" style:family="paragraph" style:parent-style-name="Standard">
      <style:paragraph-properties fo:text-align="justify" style:justify-single-word="false"/>
      <style:text-properties style:font-name="Arial" officeooo:rsid="0025082a" officeooo:paragraph-rsid="0025082a"/>
    </style:style>
    <style:style style:name="P41" style:family="paragraph" style:parent-style-name="Standard" style:list-style-name="L3">
      <style:paragraph-properties fo:text-align="justify" style:justify-single-word="false"/>
      <style:text-properties style:font-name="Arial" officeooo:rsid="0025082a" officeooo:paragraph-rsid="0025082a"/>
    </style:style>
    <style:style style:name="P42" style:family="paragraph" style:parent-style-name="Standard">
      <style:paragraph-properties fo:text-align="justify" style:justify-single-word="false"/>
      <style:text-properties style:font-name="Arial" officeooo:rsid="001a9e1b" officeooo:paragraph-rsid="001a9e1b"/>
    </style:style>
    <style:style style:name="P43" style:family="paragraph" style:parent-style-name="Standard">
      <style:paragraph-properties fo:text-align="justify" style:justify-single-word="false"/>
      <style:text-properties style:font-name="Arial" officeooo:rsid="001a25b8" officeooo:paragraph-rsid="001abf6e"/>
    </style:style>
    <style:style style:name="P44" style:family="paragraph" style:parent-style-name="Standard" style:list-style-name="L4">
      <style:paragraph-properties fo:text-align="justify" style:justify-single-word="false"/>
      <style:text-properties style:font-name="Arial" officeooo:rsid="001a25b8" officeooo:paragraph-rsid="001abf6e"/>
    </style:style>
    <style:style style:name="P45" style:family="paragraph" style:parent-style-name="Standard">
      <style:paragraph-properties fo:text-align="justify" style:justify-single-word="false"/>
      <style:text-properties style:font-name="Arial" officeooo:rsid="0022fc9d" officeooo:paragraph-rsid="0022fc9d"/>
    </style:style>
    <style:style style:name="P46" style:family="paragraph" style:parent-style-name="Standard">
      <style:text-properties style:font-name="Arial" officeooo:rsid="001ce0a5" officeooo:paragraph-rsid="001ce0a5"/>
    </style:style>
    <style:style style:name="P47" style:family="paragraph" style:parent-style-name="Standard" style:list-style-name="L5">
      <style:text-properties style:font-name="Arial" officeooo:rsid="001ce0a5" officeooo:paragraph-rsid="001ce0a5"/>
    </style:style>
    <style:style style:name="P48" style:family="paragraph" style:parent-style-name="Standard" style:list-style-name="L5">
      <style:text-properties style:font-name="Arial" officeooo:rsid="001ce0a5" officeooo:paragraph-rsid="001f4d4b"/>
    </style:style>
    <style:style style:name="P49" style:family="paragraph" style:parent-style-name="Standard" style:list-style-name="L5">
      <style:text-properties style:font-name="Arial" officeooo:rsid="001ce0a5" officeooo:paragraph-rsid="00211c5c"/>
    </style:style>
    <style:style style:name="P50" style:family="paragraph" style:parent-style-name="Standard">
      <style:paragraph-properties fo:text-align="justify" style:justify-single-word="false"/>
      <style:text-properties style:font-name="Arial" officeooo:rsid="001ce0a5" officeooo:paragraph-rsid="001ce0a5"/>
    </style:style>
    <style:style style:name="P51" style:family="paragraph" style:parent-style-name="Standard">
      <style:text-properties style:font-name="Arial" officeooo:rsid="001f4d4b" officeooo:paragraph-rsid="001f4d4b"/>
    </style:style>
    <style:style style:name="P52" style:family="paragraph" style:parent-style-name="Standard" style:list-style-name="L5">
      <style:text-properties style:font-name="Arial" officeooo:rsid="001f4d4b" officeooo:paragraph-rsid="001f4d4b"/>
    </style:style>
    <style:style style:name="P53" style:family="paragraph" style:parent-style-name="Standard" style:list-style-name="L6">
      <style:text-properties style:font-name="Arial" officeooo:rsid="001f4d4b" officeooo:paragraph-rsid="001f4d4b"/>
    </style:style>
    <style:style style:name="P54" style:family="paragraph" style:parent-style-name="Standard">
      <style:paragraph-properties fo:text-align="justify" style:justify-single-word="false"/>
      <style:text-properties style:font-name="Arial" officeooo:rsid="001f4d4b" officeooo:paragraph-rsid="001f4d4b"/>
    </style:style>
    <style:style style:name="P55" style:family="paragraph" style:parent-style-name="Standard" style:list-style-name="L5">
      <style:text-properties style:font-name="Arial" officeooo:rsid="00211c5c" officeooo:paragraph-rsid="00211c5c"/>
    </style:style>
    <style:style style:name="P56" style:family="paragraph" style:parent-style-name="Standard">
      <style:paragraph-properties fo:text-align="justify" style:justify-single-word="false"/>
      <style:text-properties style:font-name="Arial" officeooo:rsid="00211c5c" officeooo:paragraph-rsid="00211c5c"/>
    </style:style>
    <style:style style:name="P57" style:family="paragraph" style:parent-style-name="Standard">
      <style:text-properties style:font-name="Arial" fo:font-weight="bold" officeooo:rsid="001ce0a5" officeooo:paragraph-rsid="001ce0a5" style:font-weight-asian="bold" style:font-weight-complex="bold"/>
    </style:style>
    <style:style style:name="P58" style:family="paragraph" style:parent-style-name="Standard">
      <style:text-properties style:font-name="Arial" fo:font-weight="bold" officeooo:rsid="001101a5" officeooo:paragraph-rsid="001101a5" style:font-weight-asian="bold" style:font-weight-complex="bold"/>
    </style:style>
    <style:style style:name="P59" style:family="paragraph" style:parent-style-name="Standard">
      <style:text-properties style:font-name="Arial" fo:font-weight="bold" officeooo:rsid="000e3b06" officeooo:paragraph-rsid="000e3b06" style:font-weight-asian="bold" style:font-weight-complex="bold"/>
    </style:style>
    <style:style style:name="P60" style:family="paragraph" style:parent-style-name="Standard">
      <style:text-properties style:font-name="Arial" fo:font-weight="bold" officeooo:rsid="000cb2b3" officeooo:paragraph-rsid="000cb2b3" style:font-weight-asian="bold" style:font-weight-complex="bold"/>
    </style:style>
    <style:style style:name="P61" style:family="paragraph" style:parent-style-name="Standard">
      <style:text-properties style:font-name="Arial" fo:font-weight="bold" officeooo:rsid="00174bf7" officeooo:paragraph-rsid="00174bf7" style:font-weight-asian="bold" style:font-weight-complex="bold"/>
    </style:style>
    <style:style style:name="P62" style:family="paragraph" style:parent-style-name="Standard">
      <style:paragraph-properties fo:text-align="justify" style:justify-single-word="false"/>
      <style:text-properties style:font-name="Arial" fo:font-weight="bold" officeooo:rsid="00293f41" officeooo:paragraph-rsid="00293f41" style:font-weight-asian="bold" style:font-weight-complex="bold"/>
    </style:style>
    <style:style style:name="P63" style:family="paragraph" style:parent-style-name="Standard" style:list-style-name="L15">
      <style:paragraph-properties fo:text-align="justify" style:justify-single-word="false"/>
      <style:text-properties style:font-name="Arial" fo:font-weight="bold" officeooo:rsid="00293f41" officeooo:paragraph-rsid="00293f41" style:font-weight-asian="bold" style:font-weight-complex="bold"/>
    </style:style>
    <style:style style:name="P64" style:family="paragraph" style:parent-style-name="Standard">
      <style:text-properties style:font-name="Arial" officeooo:rsid="001abf6e" officeooo:paragraph-rsid="001abf6e"/>
    </style:style>
    <style:style style:name="P65" style:family="paragraph" style:parent-style-name="Standard">
      <style:text-properties style:font-name="Arial" officeooo:rsid="0023949c" officeooo:paragraph-rsid="0023949c"/>
    </style:style>
    <style:style style:name="P66" style:family="paragraph" style:parent-style-name="Standard">
      <style:paragraph-properties fo:text-align="justify" style:justify-single-word="false"/>
      <style:text-properties style:font-name="Arial" officeooo:rsid="0023949c" officeooo:paragraph-rsid="0023949c"/>
    </style:style>
    <style:style style:name="P67" style:family="paragraph" style:parent-style-name="Standard" style:list-style-name="L8">
      <style:text-properties style:font-name="Arial" officeooo:paragraph-rsid="0025082a"/>
    </style:style>
    <style:style style:name="P68" style:family="paragraph" style:parent-style-name="Standard" style:list-style-name="L8">
      <style:text-properties style:font-name="Arial" officeooo:rsid="00293f41" officeooo:paragraph-rsid="00293f41"/>
    </style:style>
    <style:style style:name="P69" style:family="paragraph" style:parent-style-name="Standard" style:list-style-name="L9">
      <style:text-properties style:font-name="Arial" officeooo:rsid="00293f41" officeooo:paragraph-rsid="00293f41"/>
    </style:style>
    <style:style style:name="P70" style:family="paragraph" style:parent-style-name="Standard" style:list-style-name="L12">
      <style:text-properties style:font-name="Arial" officeooo:rsid="00293f41" officeooo:paragraph-rsid="00293f41"/>
    </style:style>
    <style:style style:name="P71" style:family="paragraph" style:parent-style-name="Standard">
      <style:text-properties style:font-name="Arial" officeooo:rsid="00293f41" officeooo:paragraph-rsid="00293f41"/>
    </style:style>
    <style:style style:name="P72" style:family="paragraph" style:parent-style-name="Standard" style:list-style-name="L14">
      <style:text-properties style:font-name="Arial" officeooo:rsid="00293f41" officeooo:paragraph-rsid="00293f41"/>
    </style:style>
    <style:style style:name="P73" style:family="paragraph" style:parent-style-name="Standard">
      <style:paragraph-properties fo:text-align="justify" style:justify-single-word="false"/>
      <style:text-properties style:font-name="Arial" officeooo:rsid="00293f41" officeooo:paragraph-rsid="00293f41"/>
    </style:style>
    <style:style style:name="P74" style:family="paragraph" style:parent-style-name="Standard" style:list-style-name="L15">
      <style:paragraph-properties fo:text-align="justify" style:justify-single-word="false"/>
      <style:text-properties style:font-name="Arial" officeooo:rsid="00293f41" officeooo:paragraph-rsid="00293f41"/>
    </style:style>
    <style:style style:name="P75" style:family="paragraph" style:parent-style-name="Standard">
      <style:text-properties style:font-name="Arial" officeooo:rsid="002651d0" officeooo:paragraph-rsid="002651d0"/>
    </style:style>
    <style:style style:name="P76" style:family="paragraph" style:parent-style-name="Standard">
      <style:text-properties style:font-name="Arial" officeooo:rsid="00278509" officeooo:paragraph-rsid="00278509"/>
    </style:style>
    <style:style style:name="P77" style:family="paragraph" style:parent-style-name="Standard" style:list-style-name="L12">
      <style:text-properties style:font-name="Arial" officeooo:paragraph-rsid="00293f41"/>
    </style:style>
    <style:style style:name="P78" style:family="paragraph" style:parent-style-name="Standard">
      <style:text-properties style:font-name="Arial" style:text-underline-style="solid" style:text-underline-width="auto" style:text-underline-color="font-color" officeooo:rsid="0016969a" officeooo:paragraph-rsid="0016969a"/>
    </style:style>
    <style:style style:name="P79" style:family="paragraph" style:parent-style-name="Table_20_Contents">
      <style:text-properties style:font-name="Arial" officeooo:rsid="000e3b06" officeooo:paragraph-rsid="000e3b06"/>
    </style:style>
    <style:style style:name="P80" style:family="paragraph" style:parent-style-name="Table_20_Contents">
      <style:text-properties style:font-name="Arial" officeooo:rsid="00096d82" officeooo:paragraph-rsid="00096d82"/>
    </style:style>
    <style:style style:name="P81" style:family="paragraph" style:parent-style-name="Table_20_Contents">
      <style:text-properties style:font-name="Arial" officeooo:rsid="00096d82" officeooo:paragraph-rsid="000fd369"/>
    </style:style>
    <style:style style:name="P82" style:family="paragraph" style:parent-style-name="Table_20_Contents">
      <style:text-properties style:font-name="Arial" officeooo:rsid="00096d82" officeooo:paragraph-rsid="00170b40"/>
    </style:style>
    <style:style style:name="P83" style:family="paragraph" style:parent-style-name="Table_20_Contents">
      <style:text-properties style:font-name="Arial" officeooo:rsid="00096d82" officeooo:paragraph-rsid="00174bf7"/>
    </style:style>
    <style:style style:name="P84" style:family="paragraph" style:parent-style-name="Table_20_Contents">
      <style:text-properties style:font-name="Arial" officeooo:rsid="0008a57d" officeooo:paragraph-rsid="0008a57d"/>
    </style:style>
    <style:style style:name="P85" style:family="paragraph" style:parent-style-name="Table_20_Contents">
      <style:text-properties style:font-name="Arial" officeooo:rsid="0008a57d" officeooo:paragraph-rsid="000fd369"/>
    </style:style>
    <style:style style:name="P86" style:family="paragraph" style:parent-style-name="Table_20_Contents">
      <style:text-properties style:font-name="Arial" officeooo:rsid="0008a57d" officeooo:paragraph-rsid="00170b40"/>
    </style:style>
    <style:style style:name="P87" style:family="paragraph" style:parent-style-name="Table_20_Contents">
      <style:text-properties style:font-name="Arial" officeooo:rsid="0008a57d" officeooo:paragraph-rsid="00174bf7"/>
    </style:style>
    <style:style style:name="P88" style:family="paragraph" style:parent-style-name="Table_20_Contents">
      <style:text-properties style:font-name="Arial" officeooo:rsid="000cb2b3" officeooo:paragraph-rsid="000cb2b3"/>
    </style:style>
    <style:style style:name="P89" style:family="paragraph" style:parent-style-name="Table_20_Contents">
      <style:text-properties style:font-name="Arial" officeooo:rsid="00170b40" officeooo:paragraph-rsid="00170b40"/>
    </style:style>
    <style:style style:name="P90" style:family="paragraph" style:parent-style-name="Table_20_Contents">
      <style:text-properties style:font-name="Arial" officeooo:rsid="00170b40" officeooo:paragraph-rsid="00174bf7"/>
    </style:style>
    <style:style style:name="P91" style:family="paragraph" style:parent-style-name="Table_20_Contents">
      <style:text-properties style:font-name="Arial" officeooo:rsid="001101a5" officeooo:paragraph-rsid="001101a5"/>
    </style:style>
    <style:style style:name="P92" style:family="paragraph" style:parent-style-name="Table_20_Contents">
      <style:text-properties style:font-name="Arial" officeooo:rsid="0016969a" officeooo:paragraph-rsid="0016969a"/>
    </style:style>
    <style:style style:name="T1" style:family="text">
      <style:text-properties officeooo:rsid="000fd369"/>
    </style:style>
    <style:style style:name="T2" style:family="text">
      <style:text-properties officeooo:rsid="001456bd"/>
    </style:style>
    <style:style style:name="T3" style:family="text">
      <style:text-properties officeooo:rsid="0014e30a"/>
    </style:style>
    <style:style style:name="T4" style:family="text">
      <style:text-properties officeooo:rsid="0016969a"/>
    </style:style>
    <style:style style:name="T5" style:family="text">
      <style:text-properties officeooo:rsid="00170b40"/>
    </style:style>
    <style:style style:name="T6" style:family="text">
      <style:text-properties officeooo:rsid="00174bf7"/>
    </style:style>
    <style:style style:name="T7" style:family="text">
      <style:text-properties fo:font-weight="bold" style:font-weight-asian="bold" style:font-weight-complex="bold"/>
    </style:style>
    <style:style style:name="T8" style:family="text">
      <style:text-properties officeooo:rsid="001f4d4b"/>
    </style:style>
    <style:style style:name="T9" style:family="text">
      <style:text-properties officeooo:rsid="00211c5c"/>
    </style:style>
    <style:style style:name="T10" style:family="text">
      <style:text-properties officeooo:rsid="00247d53"/>
    </style:style>
    <style:style style:name="T11" style:family="text">
      <style:text-properties officeooo:rsid="0025082a"/>
    </style:style>
    <style:style style:name="T12" style:family="text">
      <style:text-properties officeooo:rsid="002651d0"/>
    </style:style>
    <style:style style:name="T13" style:family="text">
      <style:text-properties officeooo:rsid="00278509"/>
    </style:style>
    <style:style style:name="T14" style:family="text">
      <style:text-properties officeooo:rsid="00293f41"/>
    </style:style>
    <style:style style:name="T15" style:family="text">
      <style:text-properties officeooo:rsid="0029f75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eria: Simulación.</text:p>
      <text:p text:style-name="P1">Alumno: Edgar Eduardo Regalado Lopez.</text:p>
      <text:p text:style-name="P1">Simulación de un sistema de votación.</text:p>
      <text:p text:style-name="P1"/>
      <text:p text:style-name="P3">Formulación del problema.</text:p>
      <text:p text:style-name="P1"/>
      <text:p text:style-name="P10">Se tiene una elección que se busca ganar, para esto se realizan encuestas a una población de 200,000 personas divididas en 5 sectores, tomándose un 5% de muestra en cada caso. Las 3 acciones más populares en las encuestas se tomarán como propuestas de campaña a corto plazo y las otras 2 a largo plazo.</text:p>
      <text:p text:style-name="P12"/>
      <text:p text:style-name="P10">Se tienen encuestas para elegir las propuestas de un candidato electoral, se buscan determinar <text:span text:style-name="T2">las 3 mejores propuestas a corto plazo y las 2 mejores a largo plazo </text:span>para ser usadas en campaña <text:span text:style-name="T2">por cada sector poblacional.(opcion 2)</text:span></text:p>
      <text:p text:style-name="P11"/>
      <text:p text:style-name="P4">Recolección y procesamiento de datos tomados de la realidad</text:p>
      <text:p text:style-name="P11"/>
      <text:p text:style-name="P11">Poblacion. 200,000 personas</text:p>
      <text:p text:style-name="P13">tamaño de muestra poblacional: 5%</text:p>
      <text:p text:style-name="P13">acciones a elegir por persona: 3</text:p>
      <text:p text:style-name="P13">acciones a elegir por el candidato <text:span text:style-name="T3">por sector</text:span>: 5</text:p>
      <text:p text:style-name="P13">sectores: 5</text:p>
      <text:p text:style-name="P13"/>
      <table:table table:name="Tabla4" table:style-name="Tabla4">
        <table:table-column table:style-name="Tabla4.A"/>
        <table:table-column table:style-name="Tabla4.B"/>
        <table:table-row>
          <table:table-cell table:style-name="Tabla4.A1" office:value-type="string">
            <text:p text:style-name="P79">Población</text:p>
          </table:table-cell>
          <table:table-cell table:style-name="Tabla4.B1" office:value-type="string">
            <text:p text:style-name="P79">200,000 personas</text:p>
          </table:table-cell>
        </table:table-row>
        <table:table-row>
          <table:table-cell table:style-name="Tabla4.A2" office:value-type="string">
            <text:p text:style-name="P79">Porcentaje de muestra poblacional</text:p>
          </table:table-cell>
          <table:table-cell table:style-name="Tabla4.B2" office:value-type="string">
            <text:p text:style-name="P79">5%</text:p>
          </table:table-cell>
        </table:table-row>
        <table:table-row>
          <table:table-cell table:style-name="Tabla4.A2" office:value-type="string">
            <text:p text:style-name="P79">Acciones a elegir por votante</text:p>
          </table:table-cell>
          <table:table-cell table:style-name="Tabla4.B2" office:value-type="string">
            <text:p text:style-name="P79">3</text:p>
          </table:table-cell>
        </table:table-row>
        <table:table-row>
          <table:table-cell table:style-name="Tabla4.A2" office:value-type="string">
            <text:p text:style-name="P79">Acciones a elegir por el candidato</text:p>
          </table:table-cell>
          <table:table-cell table:style-name="Tabla4.B2" office:value-type="string">
            <text:p text:style-name="P79">5</text:p>
          </table:table-cell>
        </table:table-row>
        <table:table-row>
          <table:table-cell table:style-name="Tabla4.A2" office:value-type="string">
            <text:p text:style-name="P79">Sectores poblacionales</text:p>
          </table:table-cell>
          <table:table-cell table:style-name="Tabla4.B2" office:value-type="string">
            <text:p text:style-name="P79">5</text:p>
          </table:table-cell>
        </table:table-row>
      </table:table>
      <text:p text:style-name="P13"/>
      <text:p text:style-name="P59">Tabla 1. Acciones propuestas.</text:p>
      <table:table table:name="Tabla2" table:style-name="Tabla2">
        <table:table-column table:style-name="Tabla2.A" table:number-columns-repeated="3"/>
        <table:table-row>
          <table:table-cell table:style-name="Tabla2.A1" office:value-type="string">
            <text:p text:style-name="P80">Id.</text:p>
          </table:table-cell>
          <table:table-cell table:style-name="Tabla2.A1" office:value-type="string">
            <text:p text:style-name="P84">Acción.</text:p>
          </table:table-cell>
          <table:table-cell table:style-name="Tabla2.C1" office:value-type="string">
            <text:p text:style-name="P84">Probabilidad</text:p>
          </table:table-cell>
        </table:table-row>
        <table:table-row>
          <table:table-cell table:style-name="Tabla2.A2" office:value-type="string">
            <text:p text:style-name="P84">1</text:p>
          </table:table-cell>
          <table:table-cell table:style-name="Tabla2.A2" office:value-type="string">
            <text:p text:style-name="P84">Creación y protección de empleo</text:p>
          </table:table-cell>
          <table:table-cell table:style-name="Tabla2.C2" office:value-type="string">
            <text:p text:style-name="P84">0.17</text:p>
          </table:table-cell>
        </table:table-row>
        <table:table-row>
          <table:table-cell table:style-name="Tabla2.A2" office:value-type="string">
            <text:p text:style-name="P84">2</text:p>
          </table:table-cell>
          <table:table-cell table:style-name="Tabla2.A2" office:value-type="string">
            <text:p text:style-name="P84">Atención a la seguridad</text:p>
          </table:table-cell>
          <table:table-cell table:style-name="Tabla2.C2" office:value-type="string">
            <text:p text:style-name="P84">0.23</text:p>
          </table:table-cell>
        </table:table-row>
        <table:table-row>
          <table:table-cell table:style-name="Tabla2.A2" office:value-type="string">
            <text:p text:style-name="P84">3</text:p>
          </table:table-cell>
          <table:table-cell table:style-name="Tabla2.A2" office:value-type="string">
            <text:p text:style-name="P84">Impulso al comercio y turismo</text:p>
          </table:table-cell>
          <table:table-cell table:style-name="Tabla2.C2" office:value-type="string">
            <text:p text:style-name="P84">0.10</text:p>
          </table:table-cell>
        </table:table-row>
        <table:table-row>
          <table:table-cell table:style-name="Tabla2.A2" office:value-type="string">
            <text:p text:style-name="P84">4</text:p>
          </table:table-cell>
          <table:table-cell table:style-name="Tabla2.A2" office:value-type="string">
            <text:p text:style-name="P84">Prestación de servicios</text:p>
          </table:table-cell>
          <table:table-cell table:style-name="Tabla2.C2" office:value-type="string">
            <text:p text:style-name="P84">0.17</text:p>
          </table:table-cell>
        </table:table-row>
        <table:table-row>
          <table:table-cell table:style-name="Tabla2.A2" office:value-type="string">
            <text:p text:style-name="P84">5</text:p>
          </table:table-cell>
          <table:table-cell table:style-name="Tabla2.A2" office:value-type="string">
            <text:p text:style-name="P84">Honestidad de los servidores</text:p>
          </table:table-cell>
          <table:table-cell table:style-name="Tabla2.C2" office:value-type="string">
            <text:p text:style-name="P84">0.19</text:p>
          </table:table-cell>
        </table:table-row>
        <table:table-row>
          <table:table-cell table:style-name="Tabla2.A2" office:value-type="string">
            <text:p text:style-name="P80">6</text:p>
          </table:table-cell>
          <table:table-cell table:style-name="Tabla2.A2" office:value-type="string">
            <text:p text:style-name="P80">Atención a la educación</text:p>
          </table:table-cell>
          <table:table-cell table:style-name="Tabla2.C2" office:value-type="string">
            <text:p text:style-name="P80">0.14</text:p>
          </table:table-cell>
        </table:table-row>
      </table:table>
      <text:p text:style-name="P1"/>
      <text:p text:style-name="P60"><text:span text:style-name="T1">Tabla 2. </text:span>Distribución poblacional de los sectores.</text:p>
      <table:table table:name="Tabla3" table:style-name="Tabla3">
        <table:table-column table:style-name="Tabla3.A"/>
        <table:table-column table:style-name="Tabla3.B"/>
        <table:table-row>
          <table:table-cell table:style-name="Tabla3.A1" office:value-type="string">
            <text:p text:style-name="P88">Sector</text:p>
          </table:table-cell>
          <table:table-cell table:style-name="Tabla3.B1" office:value-type="string">
            <text:p text:style-name="P88">Poblacion</text:p>
          </table:table-cell>
        </table:table-row>
        <table:table-row>
          <table:table-cell table:style-name="Tabla3.A2" office:value-type="string">
            <text:p text:style-name="P88">Sector 1</text:p>
          </table:table-cell>
          <table:table-cell table:style-name="Tabla3.B2" office:value-type="string">
            <text:p text:style-name="P88">16%</text:p>
          </table:table-cell>
        </table:table-row>
        <text:soft-page-break/>
        <table:table-row>
          <table:table-cell table:style-name="Tabla3.A2" office:value-type="string">
            <text:p text:style-name="P88">Sector 2</text:p>
          </table:table-cell>
          <table:table-cell table:style-name="Tabla3.B2" office:value-type="string">
            <text:p text:style-name="P79">24%</text:p>
          </table:table-cell>
        </table:table-row>
        <table:table-row>
          <table:table-cell table:style-name="Tabla3.A2" office:value-type="string">
            <text:p text:style-name="P88">Sector 3</text:p>
          </table:table-cell>
          <table:table-cell table:style-name="Tabla3.B2" office:value-type="string">
            <text:p text:style-name="P79">20%</text:p>
          </table:table-cell>
        </table:table-row>
        <table:table-row>
          <table:table-cell table:style-name="Tabla3.A2" office:value-type="string">
            <text:p text:style-name="P88">Sector 4</text:p>
          </table:table-cell>
          <table:table-cell table:style-name="Tabla3.B2" office:value-type="string">
            <text:p text:style-name="P79">5%</text:p>
          </table:table-cell>
        </table:table-row>
        <table:table-row>
          <table:table-cell table:style-name="Tabla3.A2" office:value-type="string">
            <text:p text:style-name="P88">Sector 5</text:p>
          </table:table-cell>
          <table:table-cell table:style-name="Tabla3.B2" office:value-type="string">
            <text:p text:style-name="P79">15%</text:p>
          </table:table-cell>
        </table:table-row>
      </table:table>
      <text:p text:style-name="P11"/>
      <text:p text:style-name="P14"/>
      <text:p text:style-name="P11"/>
      <text:p text:style-name="P5">Formulación de modelos matemáticos</text:p>
      <text:p text:style-name="P2"/>
      <text:p text:style-name="P17">Generación de números aleatorios utiliza el método congruencial mixto:</text:p>
      <text:p text:style-name="P17"/>
      <text:p text:style-name="P17">X(n+1) = (A*Xn + C) MOD M</text:p>
      <text:p text:style-name="P17"/>
      <text:p text:style-name="P17">X(n+1): Número pseudoaleatorio generado</text:p>
      <text:p text:style-name="P17">A: Constante multiplicativa</text:p>
      <text:p text:style-name="P17">C: Constante aditiva</text:p>
      <text:p text:style-name="P17">M: Modulo</text:p>
      <text:p text:style-name="P17">Xn: Semilla</text:p>
      <text:p text:style-name="P17"/>
      <text:p text:style-name="P78">Muestra poblacional </text:p>
      <text:p text:style-name="P18"/>
      <text:p text:style-name="P15">Los votantes a simular son el 5% de 200,000 personas para este problema:</text:p>
      <text:p text:style-name="P15"><text:tab/>200,000 x %5 = 10,000</text:p>
      <text:p text:style-name="P15"/>
      <text:p text:style-name="P18">tamaño de la muestra = 10,000</text:p>
      <text:p text:style-name="P18"/>
      <text:p text:style-name="P16">Considerando que cada votante votará por 3 propuestas diferentes <text:span text:style-name="T4">y que todos votarán</text:span>, se debe<text:span text:style-name="T4">rían</text:span> generar al menos 30,000 números. <text:span text:style-name="T4">No se permite que un votante vote 2 veces por la misma propuesta, esto porque el votante debe votar por orden de importancia y no sería lógico que una opción ocupe 2 niveles de importancia al mismo tiempo.</text:span></text:p>
      <text:p text:style-name="P15"/>
      <text:p text:style-name="P16">Se utilizan números identificadores (ID) <text:span text:style-name="T4">de las propuestas </text:span>para mejorar la manipulación de los datos, puesto que las acciones textuales no tienen sentido para la computadora.</text:p>
      <text:p text:style-name="P2"/>
      <text:p text:style-name="P58">Tabla 3. Probabilidad acumulada de elegir una acción.</text:p>
      <table:table table:name="Tabla1" table:style-name="Tabla1">
        <table:table-column table:style-name="Tabla1.A" table:number-columns-repeated="3"/>
        <table:table-column table:style-name="Tabla1.D"/>
        <table:table-row>
          <table:table-cell table:style-name="Tabla1.A1" office:value-type="string">
            <text:p text:style-name="P81">Id.</text:p>
          </table:table-cell>
          <table:table-cell table:style-name="Tabla1.A1" office:value-type="string">
            <text:p text:style-name="P85">Acción</text:p>
          </table:table-cell>
          <table:table-cell table:style-name="Tabla1.A1" office:value-type="string">
            <text:p text:style-name="P85">L_inf</text:p>
          </table:table-cell>
          <table:table-cell table:style-name="Tabla1.D1" office:value-type="string">
            <text:p text:style-name="P85">L_sup</text:p>
          </table:table-cell>
        </table:table-row>
        <table:table-row>
          <table:table-cell table:style-name="Tabla1.A2" office:value-type="string">
            <text:p text:style-name="P81">1</text:p>
          </table:table-cell>
          <table:table-cell table:style-name="Tabla1.A2" office:value-type="string">
            <text:p text:style-name="P85">Creación y protección de empleo</text:p>
          </table:table-cell>
          <table:table-cell table:style-name="Tabla1.A2" office:value-type="string">
            <text:p text:style-name="P81">0.00</text:p>
          </table:table-cell>
          <table:table-cell table:style-name="Tabla1.D2" office:value-type="string">
            <text:p text:style-name="P81">0.17</text:p>
          </table:table-cell>
        </table:table-row>
        <table:table-row>
          <table:table-cell table:style-name="Tabla1.A2" office:value-type="string">
            <text:p text:style-name="P81">2</text:p>
          </table:table-cell>
          <table:table-cell table:style-name="Tabla1.A2" office:value-type="string">
            <text:p text:style-name="P85">Atención a la seguridad</text:p>
          </table:table-cell>
          <table:table-cell table:style-name="Tabla1.A2" office:value-type="string">
            <text:p text:style-name="P81">0.017</text:p>
          </table:table-cell>
          <table:table-cell table:style-name="Tabla1.D2" office:value-type="string">
            <text:p text:style-name="P81">0.40</text:p>
          </table:table-cell>
        </table:table-row>
        <table:table-row>
          <table:table-cell table:style-name="Tabla1.A2" office:value-type="string">
            <text:p text:style-name="P81">3</text:p>
          </table:table-cell>
          <table:table-cell table:style-name="Tabla1.A2" office:value-type="string">
            <text:p text:style-name="P85">Impulso al comercio y turismo</text:p>
          </table:table-cell>
          <table:table-cell table:style-name="Tabla1.A2" office:value-type="string">
            <text:p text:style-name="P81">0.40</text:p>
          </table:table-cell>
          <table:table-cell table:style-name="Tabla1.D2" office:value-type="string">
            <text:p text:style-name="P81">0.50</text:p>
          </table:table-cell>
        </table:table-row>
        <table:table-row>
          <table:table-cell table:style-name="Tabla1.A2" office:value-type="string">
            <text:p text:style-name="P81">4</text:p>
          </table:table-cell>
          <table:table-cell table:style-name="Tabla1.A2" office:value-type="string">
            <text:p text:style-name="P85">Prestación de servicios</text:p>
          </table:table-cell>
          <table:table-cell table:style-name="Tabla1.A2" office:value-type="string">
            <text:p text:style-name="P81">0.50</text:p>
          </table:table-cell>
          <table:table-cell table:style-name="Tabla1.D2" office:value-type="string">
            <text:p text:style-name="P81">0.67</text:p>
          </table:table-cell>
        </table:table-row>
        <text:soft-page-break/>
        <table:table-row>
          <table:table-cell table:style-name="Tabla1.A2" office:value-type="string">
            <text:p text:style-name="P81">5</text:p>
          </table:table-cell>
          <table:table-cell table:style-name="Tabla1.A2" office:value-type="string">
            <text:p text:style-name="P85">Honestidad de los servidores</text:p>
          </table:table-cell>
          <table:table-cell table:style-name="Tabla1.A2" office:value-type="string">
            <text:p text:style-name="P81">0.67</text:p>
          </table:table-cell>
          <table:table-cell table:style-name="Tabla1.D2" office:value-type="string">
            <text:p text:style-name="P81">0.86</text:p>
          </table:table-cell>
        </table:table-row>
        <table:table-row>
          <table:table-cell table:style-name="Tabla1.A2" office:value-type="string">
            <text:p text:style-name="P81">6</text:p>
          </table:table-cell>
          <table:table-cell table:style-name="Tabla1.A2" office:value-type="string">
            <text:p text:style-name="P81">Atención a la educación</text:p>
          </table:table-cell>
          <table:table-cell table:style-name="Tabla1.A2" office:value-type="string">
            <text:p text:style-name="P81">0.86</text:p>
          </table:table-cell>
          <table:table-cell table:style-name="Tabla1.D2" office:value-type="string">
            <text:p text:style-name="P81">1.00</text:p>
          </table:table-cell>
        </table:table-row>
      </table:table>
      <text:p text:style-name="P2"/>
      <text:p text:style-name="P20">Considerando que no se puede votar 2 veces por la misma propuesta, cada vez que el votante elija una propuesta esta desaperece de las opciones posibles <text:span text:style-name="T5">a elegir</text:span> y la probabilidad que esta representaba se distribuye de forma uniforme entre las propuestas válidas por las que aún puede votar, esto ocurre 2 veces dado que con el primer voto se pierde una opción y con el segundo voto se pierde una segunda opción.</text:p>
      <text:p text:style-name="P20"/>
      <text:p text:style-name="P24">Formulas para distribuir la probabilidad de una opción inválida.</text:p>
      <text:p text:style-name="P26">n = n - 1</text:p>
      <text:p text:style-name="P26">Probabilidad a distribuir = (limite superior – limite inferior) / n</text:p>
      <text:p text:style-name="P26">donde los límites son de la opción a eliminar y n es el número de opciones que hay.</text:p>
      <text:p text:style-name="P26"/>
      <text:p text:style-name="P26">A cada intervalo se le suma la probabilidad a distribuir y se calculan nuevos límites para cada opción</text:p>
      <text:p text:style-name="P20">Ejemplo:</text:p>
      <text:p text:style-name="P21"/>
      <text:p text:style-name="P18"><text:span text:style-name="T7">Tabla 3.a. Distribución luego de que el votante eligiera la propuesta 5 como opción uno.</text:span></text:p>
      <table:table table:name="Tabla6" table:style-name="Tabla6">
        <table:table-column table:style-name="Tabla6.A" table:number-columns-repeated="3"/>
        <table:table-column table:style-name="Tabla6.D"/>
        <table:table-row>
          <table:table-cell table:style-name="Tabla6.A1" office:value-type="string">
            <text:p text:style-name="P82">Id.</text:p>
          </table:table-cell>
          <table:table-cell table:style-name="Tabla6.A1" office:value-type="string">
            <text:p text:style-name="P86">Acción</text:p>
          </table:table-cell>
          <table:table-cell table:style-name="Tabla6.A1" office:value-type="string">
            <text:p text:style-name="P86">L_inf</text:p>
          </table:table-cell>
          <table:table-cell table:style-name="Tabla6.D1" office:value-type="string">
            <text:p text:style-name="P86">L_sup</text:p>
          </table:table-cell>
        </table:table-row>
        <table:table-row>
          <table:table-cell table:style-name="Tabla6.A2" office:value-type="string">
            <text:p text:style-name="P82">1</text:p>
          </table:table-cell>
          <table:table-cell table:style-name="Tabla6.A2" office:value-type="string">
            <text:p text:style-name="P86">Creación y protección de empleo</text:p>
          </table:table-cell>
          <table:table-cell table:style-name="Tabla6.A2" office:value-type="string">
            <text:p text:style-name="P82">0.00<text:span text:style-name="T5">00</text:span></text:p>
          </table:table-cell>
          <table:table-cell table:style-name="Tabla6.D2" office:value-type="string">
            <text:p text:style-name="P82">0.<text:span text:style-name="T5">2080</text:span></text:p>
          </table:table-cell>
        </table:table-row>
        <table:table-row>
          <table:table-cell table:style-name="Tabla6.A2" office:value-type="string">
            <text:p text:style-name="P82">2</text:p>
          </table:table-cell>
          <table:table-cell table:style-name="Tabla6.A2" office:value-type="string">
            <text:p text:style-name="P86">Atención a la seguridad</text:p>
          </table:table-cell>
          <table:table-cell table:style-name="Tabla6.A2" office:value-type="string">
            <text:p text:style-name="P82">0.<text:span text:style-name="T5">2080</text:span></text:p>
          </table:table-cell>
          <table:table-cell table:style-name="Tabla6.D2" office:value-type="string">
            <text:p text:style-name="P82">0.4<text:span text:style-name="T5">760</text:span></text:p>
          </table:table-cell>
        </table:table-row>
        <table:table-row>
          <table:table-cell table:style-name="Tabla6.A2" office:value-type="string">
            <text:p text:style-name="P82">3</text:p>
          </table:table-cell>
          <table:table-cell table:style-name="Tabla6.A2" office:value-type="string">
            <text:p text:style-name="P86">Impulso al comercio y turismo</text:p>
          </table:table-cell>
          <table:table-cell table:style-name="Tabla6.A2" office:value-type="string">
            <text:p text:style-name="P82">0.4<text:span text:style-name="T5">760</text:span></text:p>
          </table:table-cell>
          <table:table-cell table:style-name="Tabla6.D2" office:value-type="string">
            <text:p text:style-name="P82">0.<text:span text:style-name="T5">6140</text:span></text:p>
          </table:table-cell>
        </table:table-row>
        <table:table-row>
          <table:table-cell table:style-name="Tabla6.A2" office:value-type="string">
            <text:p text:style-name="P82">4</text:p>
          </table:table-cell>
          <table:table-cell table:style-name="Tabla6.A2" office:value-type="string">
            <text:p text:style-name="P86">Prestación de servicios</text:p>
          </table:table-cell>
          <table:table-cell table:style-name="Tabla6.A2" office:value-type="string">
            <text:p text:style-name="P82">0.<text:span text:style-name="T5">6140</text:span></text:p>
          </table:table-cell>
          <table:table-cell table:style-name="Tabla6.D2" office:value-type="string">
            <text:p text:style-name="P82">0.<text:span text:style-name="T5">8220</text:span></text:p>
          </table:table-cell>
        </table:table-row>
        <table:table-row>
          <table:table-cell table:style-name="Tabla6.A2" office:value-type="string">
            <text:p text:style-name="P82">6</text:p>
          </table:table-cell>
          <table:table-cell table:style-name="Tabla6.A2" office:value-type="string">
            <text:p text:style-name="P82">Atención a la educación</text:p>
          </table:table-cell>
          <table:table-cell table:style-name="Tabla6.A2" office:value-type="string">
            <text:p text:style-name="P89">0.8220</text:p>
          </table:table-cell>
          <table:table-cell table:style-name="Tabla6.D2" office:value-type="string">
            <text:p text:style-name="P82">1.00<text:span text:style-name="T5">00</text:span></text:p>
          </table:table-cell>
        </table:table-row>
      </table:table>
      <text:p text:style-name="P22"/>
      <text:p text:style-name="P61">Tabla 3.b. Distribución luego de que el votante eligiera la propuesta 3 como opción 2 dado que ya eligió la propuesta 5 como opción uno.</text:p>
      <table:table table:name="Tabla7" table:style-name="Tabla7">
        <table:table-column table:style-name="Tabla7.A" table:number-columns-repeated="3"/>
        <table:table-column table:style-name="Tabla7.D"/>
        <table:table-row>
          <table:table-cell table:style-name="Tabla7.A1" office:value-type="string">
            <text:p text:style-name="P83">Id.</text:p>
          </table:table-cell>
          <table:table-cell table:style-name="Tabla7.A1" office:value-type="string">
            <text:p text:style-name="P87">Acción</text:p>
          </table:table-cell>
          <table:table-cell table:style-name="Tabla7.A1" office:value-type="string">
            <text:p text:style-name="P87">L_inf</text:p>
          </table:table-cell>
          <table:table-cell table:style-name="Tabla7.D1" office:value-type="string">
            <text:p text:style-name="P87">L_sup</text:p>
          </table:table-cell>
        </table:table-row>
        <table:table-row>
          <table:table-cell table:style-name="Tabla7.A2" office:value-type="string">
            <text:p text:style-name="P83">1</text:p>
          </table:table-cell>
          <table:table-cell table:style-name="Tabla7.A2" office:value-type="string">
            <text:p text:style-name="P87">Creación y protección de empleo</text:p>
          </table:table-cell>
          <table:table-cell table:style-name="Tabla7.A2" office:value-type="string">
            <text:p text:style-name="P83">0.00<text:span text:style-name="T5">00</text:span></text:p>
          </table:table-cell>
          <table:table-cell table:style-name="Tabla7.D2" office:value-type="string">
            <text:p text:style-name="P83">0.<text:span text:style-name="T5">2425</text:span></text:p>
          </table:table-cell>
        </table:table-row>
        <table:table-row>
          <table:table-cell table:style-name="Tabla7.A2" office:value-type="string">
            <text:p text:style-name="P83">2</text:p>
          </table:table-cell>
          <table:table-cell table:style-name="Tabla7.A2" office:value-type="string">
            <text:p text:style-name="P87">Atención a la seguridad</text:p>
          </table:table-cell>
          <table:table-cell table:style-name="Tabla7.A2" office:value-type="string">
            <text:p text:style-name="P83">0.<text:span text:style-name="T5">2425</text:span></text:p>
          </table:table-cell>
          <table:table-cell table:style-name="Tabla7.D2" office:value-type="string">
            <text:p text:style-name="P83">0.<text:span text:style-name="T6">5450</text:span></text:p>
          </table:table-cell>
        </table:table-row>
        <table:table-row>
          <table:table-cell table:style-name="Tabla7.A2" office:value-type="string">
            <text:p text:style-name="P83">4</text:p>
          </table:table-cell>
          <table:table-cell table:style-name="Tabla7.A2" office:value-type="string">
            <text:p text:style-name="P87">Prestación de servicios</text:p>
          </table:table-cell>
          <table:table-cell table:style-name="Tabla7.A2" office:value-type="string">
            <text:p text:style-name="P83">0.<text:span text:style-name="T6">5450</text:span></text:p>
          </table:table-cell>
          <table:table-cell table:style-name="Tabla7.D2" office:value-type="string">
            <text:p text:style-name="P83">0.<text:span text:style-name="T6">7875</text:span></text:p>
          </table:table-cell>
        </table:table-row>
        <text:soft-page-break/>
        <table:table-row>
          <table:table-cell table:style-name="Tabla7.A2" office:value-type="string">
            <text:p text:style-name="P83">6</text:p>
          </table:table-cell>
          <table:table-cell table:style-name="Tabla7.A2" office:value-type="string">
            <text:p text:style-name="P83">Atención a la educación</text:p>
          </table:table-cell>
          <table:table-cell table:style-name="Tabla7.A2" office:value-type="string">
            <text:p text:style-name="P90">0.<text:span text:style-name="T6">7875</text:span></text:p>
          </table:table-cell>
          <table:table-cell table:style-name="Tabla7.D2" office:value-type="string">
            <text:p text:style-name="P83">1.00<text:span text:style-name="T5">00</text:span></text:p>
          </table:table-cell>
        </table:table-row>
      </table:table>
      <text:p text:style-name="P23"/>
      <text:p text:style-name="P25">Usando este método, el modelo se acerca más a la realidad, y evita que se ‘desperdicien’ números pseudoaleatorios en caso de que estos <text:span text:style-name="T10">produzcan</text:span> una repetición de voto de una acción en un mismo votante.</text:p>
      <text:p text:style-name="P25"/>
      <text:p text:style-name="P58">Tabla 4. Distribución de muestra poblacional por sectores.</text:p>
      <table:table table:name="Tabla5" table:style-name="Tabla5">
        <table:table-column table:style-name="Tabla5.A"/>
        <table:table-column table:style-name="Tabla5.B"/>
        <table:table-row>
          <table:table-cell table:style-name="Tabla5.A1" office:value-type="string">
            <text:p text:style-name="P91">Sector</text:p>
          </table:table-cell>
          <table:table-cell table:style-name="Tabla5.B1" office:value-type="string">
            <text:p text:style-name="P91">Muestra poblacional</text:p>
          </table:table-cell>
        </table:table-row>
        <table:table-row>
          <table:table-cell table:style-name="Tabla5.A2" office:value-type="string">
            <text:p text:style-name="P91">Sector 1</text:p>
          </table:table-cell>
          <table:table-cell table:style-name="Tabla5.B2" office:value-type="string">
            <text:p text:style-name="P91">1,600</text:p>
          </table:table-cell>
        </table:table-row>
        <table:table-row>
          <table:table-cell table:style-name="Tabla5.A2" office:value-type="string">
            <text:p text:style-name="P91">Sector 2</text:p>
          </table:table-cell>
          <table:table-cell table:style-name="Tabla5.B2" office:value-type="string">
            <text:p text:style-name="P91">2,400</text:p>
          </table:table-cell>
        </table:table-row>
        <table:table-row>
          <table:table-cell table:style-name="Tabla5.A2" office:value-type="string">
            <text:p text:style-name="P91">Sector 3</text:p>
          </table:table-cell>
          <table:table-cell table:style-name="Tabla5.B2" office:value-type="string">
            <text:p text:style-name="P91">2,000</text:p>
          </table:table-cell>
        </table:table-row>
        <table:table-row>
          <table:table-cell table:style-name="Tabla5.A2" office:value-type="string">
            <text:p text:style-name="P91">Sector 4</text:p>
          </table:table-cell>
          <table:table-cell table:style-name="Tabla5.B2" office:value-type="string">
            <text:p text:style-name="P91">500</text:p>
          </table:table-cell>
        </table:table-row>
        <table:table-row>
          <table:table-cell table:style-name="Tabla5.A2" office:value-type="string">
            <text:p text:style-name="P91">Sector 5</text:p>
          </table:table-cell>
          <table:table-cell table:style-name="Tabla5.B2" office:value-type="string">
            <text:p text:style-name="P91">1,500</text:p>
          </table:table-cell>
        </table:table-row>
        <table:table-row>
          <table:table-cell table:style-name="Tabla5.A2" office:value-type="string">
            <text:p text:style-name="P92">Total</text:p>
          </table:table-cell>
          <table:table-cell table:style-name="Tabla5.B2" office:value-type="string">
            <text:p text:style-name="P92">8,000</text:p>
          </table:table-cell>
        </table:table-row>
      </table:table>
      <text:p text:style-name="P19"/>
      <text:p text:style-name="P21">Se abstienen de votar:</text:p>
      <text:p text:style-name="P21">abstenciones = 10,000 – 8000 = 2,000</text:p>
      <text:p text:style-name="P21"/>
      <text:p text:style-name="P27">Números a generar = 8000 votantes x 3 votos / votantes = 24,000 números.</text:p>
      <text:p text:style-name="P27"/>
      <text:p text:style-name="P29">Para calcular las mejores propuestas por sector:</text:p>
      <text:p text:style-name="P29"/>
      <text:p text:style-name="P29">Se debe considerar que las propuestas elegidas en la opción número uno de un votante representan las propuestas más importantes, por lo que la propuesta que más votantes tengan como primera opción será la mejor propuesta a priorizar a corto plazo.</text:p>
      <text:p text:style-name="P28"/>
      <text:p text:style-name="P29">Los votos se representan como arreglos de 3 elementos, y cada sector es una matriz de n vectores de 3 elementos, donde n es el número de votantes en el sector dado.</text:p>
      <text:p text:style-name="P29"/>
      <text:p text:style-name="P29">Entonces, opción que sea la moda en la primera columna del sector representa a la propuesta más votada como la más importante en ese sector, así es como se obtiene la primera propuesta. Se continúa a obtener la moda de las columnas 2 y 3 para obtener las propuestas 2 y , estas propuestas serán las que se priorizarán en campaña. Hay que tomar en cuenta que para encontrar la opción 2 se ignora la opción uno pues ya no es válida, y lo mismo pasa con la opción 3.</text:p>
      <text:p text:style-name="P29"/>
      <text:p text:style-name="P29">Una vez que se obtengan las modas de las 3 columnas que representan los 3 votos de cada votante, nos quedamos sin columnas de donde sacar propuestas más votadas, por lo que se forma un arreglo unidimensional de todos los votos, eliminando las 3 propuestas ya elegidas.</text:p>
      <text:p text:style-name="P29"/>
      <text:p text:style-name="P29">Encontramos la moda de los votos, esta será nuestra 4ta propuesta.</text:p>
      <text:p text:style-name="P29">Eliminamos la 4ta propuesta de los votos.</text:p>
      <text:p text:style-name="P29">Encontramos la moda de los votos, esta será nuestra 5ta propuesta.</text:p>
      <text:p text:style-name="P29"/>
      <text:p text:style-name="P28"><text:soft-page-break/>Las propuestas 4 y 5 serán tomadas para largo plazo</text:p>
      <text:p text:style-name="P28"/>
      <text:p text:style-name="P6">Estimación de los datos <text:span text:style-name="T15">parámetros de las características </text:span>operacionales a partir de los datos reales</text:p>
      <text:p text:style-name="P6"/>
      <text:p text:style-name="P30">Para el generador de números:</text:p>
      <text:list xml:id="list5615280221222101368" text:style-name="L1">
        <text:list-item>
          <text:p text:style-name="P31">Se deben generar al menos <text:span text:style-name="T10">30,</text:span>000 números para simular los 3 votos por persona de <text:span text:style-name="T10">10</text:span>,000 votantes: <text:span text:style-name="T10">votos = votantes * 3</text:span></text:p>
        </text:list-item>
        <text:list-item>
          <text:p text:style-name="P35">La lista de números pseudoaleatorio está dada por números introducidos por el usuario, el programa avisa si existe un periodo dentro de la longitud de número que el usuario pide generar y muestra la longitud del periodo, así como los números que lo conforman, pero no prohíbe el uso de estos números de forma explícita, depende del usuario, ingresar otros valores para el generador.</text:p>
        </text:list-item>
        <text:list-item>
          <text:p text:style-name="P35">El generador no permite valores de 0 para <text:span text:style-name="T11">ningún</text:span> parámetro, a excepción de la semilla.</text:p>
        </text:list-item>
        <text:list-item>
          <text:p text:style-name="P35">Todo número aleatorio se trunca a 5 dígitos</text:p>
        </text:list-item>
      </text:list>
      <text:p text:style-name="P30"/>
      <text:p text:style-name="P30">Para las pruebas estadísticas:</text:p>
      <text:list xml:id="list6777903904195113377" text:style-name="L2">
        <text:list-item>
          <text:p text:style-name="P34">Prueba del promedio</text:p>
          <text:list>
            <text:list-item>
              <text:p text:style-name="P36">Alfa, nivel de significancia, se valida que sea menor a 1.0 y positivo</text:p>
            </text:list-item>
            <text:list-item>
              <text:p text:style-name="P36">Z0 es calculado por la computadora sin necesidad de interacción del usuario.</text:p>
            </text:list-item>
          </text:list>
        </text:list-item>
        <text:list-item>
          <text:p text:style-name="P36">Prueba de frecuencia:</text:p>
          <text:list>
            <text:list-item>
              <text:p text:style-name="P36">Número de intervalos, se permite cualquier número mayor a 0, pero muchos intervalos podrían dificultar la visualización de la aplicación.</text:p>
            </text:list-item>
            <text:list-item>
              <text:p text:style-name="P36">Alfa, nivel de significancia para esta prueba, se valida que sea menor a 1.0 y positivo.</text:p>
            </text:list-item>
          </text:list>
        </text:list-item>
      </text:list>
      <text:p text:style-name="P30"/>
      <text:p text:style-name="P30">Para el problema:</text:p>
      <text:list xml:id="list4868410784625768978" text:style-name="L3">
        <text:list-item>
          <text:p text:style-name="P32">La <text:span text:style-name="T11">población es señalada por el usuario.</text:span></text:p>
        </text:list-item>
        <text:list-item>
          <text:p text:style-name="P41">El porcentaje de población a simular es señalado por el usuario.</text:p>
        </text:list-item>
        <text:list-item>
          <text:p text:style-name="P32">La cantidad de votantes por sector es constante.</text:p>
        </text:list-item>
        <text:list-item>
          <text:p text:style-name="P32">La cantidad de abstenciones es constantes.</text:p>
        </text:list-item>
        <text:list-item>
          <text:p text:style-name="P32">La probabilidad de votar por cada propuesta puede ser definida por el usuario en el archivo ‘votos’, sino se modifica este archivo, las probabilidades serán constantes.</text:p>
        </text:list-item>
        <text:list-item>
          <text:p text:style-name="P32">El programa no permite la modificación de parámetros en el momento, la única variación que se puede dar es si se cambia el archivo de probabilidades ‘votos’, o si se usa otra secuencia de números pseudoaleatorios para simular.</text:p>
        </text:list-item>
      </text:list>
      <text:p text:style-name="P30"/>
      <text:p text:style-name="P6">Evaluación del modelo y de los parámetros estimados</text:p>
      <text:p text:style-name="P33"/>
      <text:p text:style-name="P42">Los números aleatorios se validan con 2 pruebas estadísticas para comprobar su distribución uniforme: prueba del promedio y prueba de frecuencias.</text:p>
      <text:p text:style-name="P42"/>
      <text:p text:style-name="P42">El modelo está diseñado para ajustar las tablas de distribución de probabilidad empírica de forma automática para simular la realidad y evitar que un mismo votante elija 2 veces una propuesta con 2 niveles de importancia diferentes (lo cual sería ilógico), y también se <text:soft-page-break/>preocupa por ignorar opciones ya elegidas como propuestas al momento de contabilizar votos.</text:p>
      <text:p text:style-name="P42"/>
      <text:p text:style-name="P42">También se toma en cuenta la relevancia de cada opción donde la primera opción es más importante que la tercera, ya que primero se toman las 3 propuestas elegidas como más importantes por los votantes en lugar de solo contabilizar votos ignorando la importancia de cada opción elegida.</text:p>
      <text:p text:style-name="P42"/>
      <text:p text:style-name="P42">Algo que se podría mejorar es el simular las probabilidades de abstención y la distribución de población de cada sector en lugar de sean constantes, pero esto aumentaría en un 33% la cantidad de números pseudoaleatorios a necesitar y complicaría más el modelo.</text:p>
      <text:p text:style-name="P42"/>
      <text:p text:style-name="P7">Formulación de un programa para la computadora.</text:p>
      <text:p text:style-name="P43"/>
      <text:p text:style-name="P43">Se contaba con 3 opciones:</text:p>
      <text:list xml:id="list1564750511212142700" text:style-name="L4">
        <text:list-item>
          <text:p text:style-name="P44">C#</text:p>
        </text:list-item>
        <text:list-item>
          <text:p text:style-name="P44">Rust</text:p>
        </text:list-item>
        <text:list-item>
          <text:p text:style-name="P44">Python</text:p>
        </text:list-item>
      </text:list>
      <text:p text:style-name="P43">Se eligió utilizar <text:span text:style-name="T11">P</text:span>ython por ser un lenguaje interpretado, lo cual agiliza las pruebas y modificaciones del programa, y por motivos de preferencia personal de aspectos como: debilidad de tipado, gran libertad y gran expresividad, y por tener mayor experiencia con la librería de diseño de interfaz Tkinter.</text:p>
      <text:p text:style-name="P43"/>
      <text:p text:style-name="P43">No se eligió C# por ser un lenguaje fuertemente tipado, poco flexible y muy poco expresivo.</text:p>
      <text:p text:style-name="P43">No se eligió Rust por sus largos tiempos de compilación y por la inmadurez de sus librerías de interfaz gráfica.</text:p>
      <text:p text:style-name="P43"/>
      <text:p text:style-name="P43">Debilidades de Python: Tiene que usarse una herramienta externa para poder crear archivos ejecutables,</text:p>
      <text:p text:style-name="P43">tiempo de demora considerable para lanzar el programa.</text:p>
      <text:p text:style-name="P43"/>
      <text:p text:style-name="P45">Para decidir a qué propuesta se vota el programa utiliza una clase que representa una tabla de distribución de probabilidades empírica, tomando un valor pseudoaleatorio de 5 dígitos y buscando en qué intervalo de la tabla pertenece para regresar el evento que corresponde al número pseudoaleatorio, en este caso el evento es un número ID entre 1 y 6.</text:p>
      <text:p text:style-name="P43"/>
      <text:p text:style-name="P50">El usuario no introduce ningún dato de entrada en la ventana del programa, y los únicos datos que puede modificar son las tablas de probabilidades de la votación, pero esto se hace antes de correr el programa.</text:p>
      <text:p text:style-name="P50"/>
      <text:p text:style-name="P50">Los datos de salida son las 3 propuestas para corto plazo y 2 de largo plazo para cada sector de la población, y posteriormente las 5 propuestas ideales que debería tomar el candidato para convencer a todos los sectores.</text:p>
      <text:p text:style-name="P50"/>
      <text:p text:style-name="P50">Votos: Una matriz de n votos, donde cada voto contiene exactamente 3 números enteros representando los ID de una propuesta.</text:p>
      <text:p text:style-name="P50"/>
      <text:p text:style-name="P54">Primera_opcion, segunda_opcion y tercera_opcion son arreglos.</text:p>
      <text:p text:style-name="P54"><text:soft-page-break/>La función encontrar_moda es una función de la librería, por lo que no se conoce cómo funciona su código interno.</text:p>
      <text:p text:style-name="P56">votos_globales es un arreglo.</text:p>
      <text:p text:style-name="P50"/>
      <text:p text:style-name="P57">Pseudocódigo</text:p>
      <text:p text:style-name="P46"/>
      <text:p text:style-name="P56">Para encontrar las mejores propuestas por sector se debe de encontrar primero la mejor propuesta de cada columna, eliminando la mejor propuesta del listado cada vez que se encuentre una.</text:p>
      <text:list xml:id="list7761980316364084677" text:style-name="L5">
        <text:list-item>
          <text:p text:style-name="P47">Inicio.</text:p>
        </text:list-item>
        <text:list-item>
          <text:p text:style-name="P47">Por cada voto en votos hacer:</text:p>
          <text:list>
            <text:list-item>
              <text:p text:style-name="P47">primera_opcion.añadir(voto[1]).</text:p>
            </text:list-item>
            <text:list-item>
              <text:p text:style-name="P47">Fin Por Cada.</text:p>
            </text:list-item>
          </text:list>
        </text:list-item>
        <text:list-item>
          <text:p text:style-name="P52">primera_propuesta = encontrar_moda(primera_opcion).</text:p>
        </text:list-item>
        <text:list-item>
          <text:p text:style-name="P55">eliminar_votos(segunda_opcion, primera_propuesta).</text:p>
        </text:list-item>
        <text:list-item>
          <text:p text:style-name="P48">Por cada voto en votos hacer:</text:p>
          <text:list>
            <text:list-item>
              <text:p text:style-name="P48"><text:span text:style-name="T8">segunda</text:span>_opcion.añadir(voto[<text:span text:style-name="T8">2</text:span>]).</text:p>
            </text:list-item>
            <text:list-item>
              <text:p text:style-name="P48">Fin Por Cada.</text:p>
            </text:list-item>
          </text:list>
        </text:list-item>
        <text:list-item>
          <text:p text:style-name="P55">segunda_propuesta = encontrar_moda(segunda_opcion).</text:p>
        </text:list-item>
        <text:list-item>
          <text:p text:style-name="P55">eliminar_votos(tercera_opcion, primera_propuesta).</text:p>
        </text:list-item>
        <text:list-item>
          <text:p text:style-name="P52">eliminar_votos(<text:span text:style-name="T9">tercera_opcion</text:span>, <text:span text:style-name="T9">segunda_propuesta</text:span>).</text:p>
        </text:list-item>
        <text:list-item>
          <text:p text:style-name="P49">Por cada voto en votos hacer:</text:p>
          <text:list>
            <text:list-item>
              <text:p text:style-name="P49"><text:span text:style-name="T9">tercera</text:span>_opcion.añadir(voto[<text:span text:style-name="T9">3</text:span>]).</text:p>
            </text:list-item>
            <text:list-item>
              <text:p text:style-name="P49">Fin Por Cada.</text:p>
            </text:list-item>
          </text:list>
        </text:list-item>
        <text:list-item>
          <text:p text:style-name="P55">tercera_propuesta = encontrar_moda(tercera_opcion).</text:p>
        </text:list-item>
        <text:list-item>
          <text:p text:style-name="P55">Mostrar “propuestas a corto plazo para este sector:”, primera_propuesta, segunda_propuesta, tercera_propuesta.</text:p>
        </text:list-item>
        <text:list-item>
          <text:p text:style-name="P55"><text:s/>Por cada voto en votos:</text:p>
          <text:list>
            <text:list-item>
              <text:p text:style-name="P55">votos_globales.añadir(voto).</text:p>
            </text:list-item>
            <text:list-item>
              <text:p text:style-name="P55">Fin Por cada.</text:p>
            </text:list-item>
          </text:list>
        </text:list-item>
        <text:list-item>
          <text:p text:style-name="P55">eliminar_voto(votos_globales, primera_propuesta).</text:p>
        </text:list-item>
        <text:list-item>
          <text:p text:style-name="P55">eliminar_voto(votos_globales, segunda_propuesta).</text:p>
        </text:list-item>
        <text:list-item>
          <text:p text:style-name="P55">eliminar_voto(votos_globales, tercera_propuesta).</text:p>
        </text:list-item>
        <text:list-item>
          <text:p text:style-name="P55">cuarta_propuesta = encontrar_moda(votos_globales).</text:p>
        </text:list-item>
        <text:list-item>
          <text:p text:style-name="P55">eliminar_voto(votos_globales, cuarta_propuesta)</text:p>
        </text:list-item>
        <text:list-item>
          <text:p text:style-name="P55">quinta_propuesta = encontrar_moda(votos_globales).</text:p>
        </text:list-item>
        <text:list-item>
          <text:p text:style-name="P55">Mostrar “propuestas a largo plazo para este sector: “, cuarta_propuesta, quinta_propuesta.</text:p>
        </text:list-item>
        <text:list-item>
          <text:p text:style-name="P55">Fin</text:p>
        </text:list-item>
      </text:list>
      <text:p text:style-name="P51"/>
      <text:p text:style-name="P51">Eliminar_votos(votos, voto):</text:p>
      <text:list xml:id="list1314442724748653590" text:style-name="L6">
        <text:list-item>
          <text:p text:style-name="P53">Inicio.</text:p>
        </text:list-item>
        <text:list-item>
          <text:p text:style-name="P53">Por cada actual en votos:</text:p>
          <text:list>
            <text:list-item>
              <text:p text:style-name="P53">Si actual es igual a voto:</text:p>
              <text:list>
                <text:list-item>
                  <text:p text:style-name="P53">eliminar actual.</text:p>
                </text:list-item>
                <text:list-item>
                  <text:p text:style-name="P53">Fin Si.</text:p>
                </text:list-item>
              </text:list>
            </text:list-item>
            <text:list-item>
              <text:p text:style-name="P53"><text:soft-page-break/>Fin Por Cada.</text:p>
            </text:list-item>
          </text:list>
        </text:list-item>
        <text:list-item>
          <text:p text:style-name="P53">Fin.</text:p>
        </text:list-item>
      </text:list>
      <text:p text:style-name="P64"/>
      <text:p text:style-name="P64"/>
      <text:p text:style-name="P8">Validación</text:p>
      <text:p text:style-name="P65"/>
      <text:p text:style-name="P66">En la etapa de desarrollo se hicieron cálculos manuales, donde se muestran los votos por cada sector, y en el programa también se muestra esta información, entonces el usuario puede validar que las conclusiones son reales si cuenta los números que más se repiten.</text:p>
      <text:p text:style-name="P66"/>
      <text:p text:style-name="P66">El modelo es realista porque sólo permite que un votante elija propuestas diferentes para sus 3 elecciones, el realismo está en redistribuir las probabilidades luego de cada elección puesto que así ocurriría en el mundo real.</text:p>
      <text:p text:style-name="P66"/>
      <text:p text:style-name="P66">El modelo describe bastante bien un sistema de conteo para producir resultados de encuestas, pero la veracidad de la información que recibe el modelo sería de naturaleza exógena.</text:p>
      <text:p text:style-name="P66"/>
      <text:p text:style-name="P66">Produce buenas predicciones basadas en datos estadísticos solamente, es decir, no toma en cuenta nada más que no sean las estadísticas de la probabilidad de que un votante elija cierta propuesta en una encuesta, no toma en cuenta factores sociales o económicos, temporales o políticos.</text:p>
      <text:p text:style-name="P65"/>
      <text:p text:style-name="P8">Diseño de los experimentos de simulación</text:p>
      <text:p text:style-name="P65"/>
      <text:p text:style-name="P66">El modelo está diseñado para generar nuevas tablas de distribución empírica cada vez que una propuesta deje de ser válida por haber sido elegida anteriormente en otro nivel de importancia.</text:p>
      <text:p text:style-name="P66"/>
      <text:p text:style-name="P66">El resultado de los experimentos depende de únicamente 2 cosas: las tablas de distribución de la probabilidad de que un votante vote por cada propuesta, y de la secuencia de números suministrada, ya que no hay experimentación puesto que el problema no pide una experimentación, sino sólo una simulación y una obtención de resultados: no hay eventos en esta simulación. <text:span text:style-name="T15">Pero también depende del tamaño de la población y el porcentaje de esta sobre la cual ser hará la muestra.</text:span></text:p>
      <text:p text:style-name="P65"/>
      <text:p text:style-name="P8">Análisis de los datos simulados</text:p>
      <text:p text:style-name="P65"/>
      <text:p text:style-name="P40">Se genero un arreglo de 30,000 números aleatorios y se hicieron 2 simulaciones distintas para probar que el sistema estuviera funcionando, se mostrarán sólo el sector 1 y 5 por cada experimento para disminuir el espacio.</text:p>
      <text:p text:style-name="P37"/>
      <text:p text:style-name="P37">Los datos para el generador fueron:</text:p>
      <text:p text:style-name="P37">semilla: 12</text:p>
      <text:p text:style-name="P37">constante: 128127</text:p>
      <text:p text:style-name="P37">multiplicador: 890278</text:p>
      <text:p text:style-name="P37">módulo: 1010292<text:span text:style-name="T13">3</text:span></text:p>
      <text:p text:style-name="P37"/>
      <text:p text:style-name="P37"><text:soft-page-break/><text:span text:style-name="T12">E</text:span>xperimento 1: Simulando una población de 10,000 personas con una muestra del 10%.</text:p>
      <text:p text:style-name="P37"/>
      <text:p text:style-name="P37">Sector uno, <text:span text:style-name="T13">160 votos</text:span>:</text:p>
      <text:p text:style-name="P37"><text:tab/>Corto plazo:</text:p>
      <text:list xml:id="list7792821798421989587" text:style-name="L8">
        <text:list-item>
          <text:p text:style-name="P67"><text:span text:style-name="T11">Atención a la seguridad.</text:span></text:p>
        </text:list-item>
        <text:list-item>
          <text:p text:style-name="P38">Honestidad de los servidores.</text:p>
        </text:list-item>
        <text:list-item>
          <text:p text:style-name="P68">Prestación de servicios.</text:p>
        </text:list-item>
      </text:list>
      <text:p text:style-name="P37"><text:tab/>Largo plazo:</text:p>
      <text:list xml:id="list171540241792712" text:continue-numbering="true" text:style-name="L8">
        <text:list-item>
          <text:p text:style-name="P68">Creación y protección del empleo.</text:p>
        </text:list-item>
        <text:list-item>
          <text:p text:style-name="P68">Impulso al comercio y al turismo.</text:p>
        </text:list-item>
      </text:list>
      <text:p text:style-name="P37">Sector dos, <text:span text:style-name="T13">150 votos</text:span>:</text:p>
      <text:p text:style-name="P37"><text:tab/>Corto plazo</text:p>
      <text:list xml:id="list2762387896588100965" text:style-name="L9">
        <text:list-item>
          <text:p text:style-name="P69">Honestidad de los servidores.</text:p>
        </text:list-item>
        <text:list-item>
          <text:p text:style-name="P69">Prestación de servicios.</text:p>
        </text:list-item>
        <text:list-item>
          <text:p text:style-name="P69">Atención a la seguridad.</text:p>
        </text:list-item>
      </text:list>
      <text:p text:style-name="P37"><text:tab/>Largo plazo</text:p>
      <text:list xml:id="list171540454943360" text:continue-numbering="true" text:style-name="L9">
        <text:list-item>
          <text:p text:style-name="P69">Creación y protección del empleo.</text:p>
        </text:list-item>
        <text:list-item>
          <text:p text:style-name="P39">Atención a la educación.</text:p>
        </text:list-item>
      </text:list>
      <text:p text:style-name="P37"/>
      <text:p text:style-name="P37"/>
      <text:p text:style-name="P75">Experimento 2 (Problema a resolver): Simulando una población de 200,000 personas con una muestra del 5%.</text:p>
      <text:p text:style-name="P75"/>
      <text:p text:style-name="P76">Sector uno, <text:span text:style-name="T14">con 1600 votos:</text:span></text:p>
      <text:p text:style-name="P76"><text:tab/>Corto plazo:</text:p>
      <text:list xml:id="list727205001290929542" text:style-name="L12">
        <text:list-item>
          <text:p text:style-name="P77"><text:span text:style-name="T14">Atención a la seguridad.</text:span></text:p>
        </text:list-item>
        <text:list-item>
          <text:p text:style-name="P70">Honestidad de los servidores.</text:p>
        </text:list-item>
        <text:list-item>
          <text:p text:style-name="P70">Creación y protección del empleo.</text:p>
        </text:list-item>
      </text:list>
      <text:p text:style-name="P71"><text:tab/>Largo plazo:</text:p>
      <text:list xml:id="list171540636982751" text:continue-numbering="true" text:style-name="L12">
        <text:list-item>
          <text:p text:style-name="P70">Prestación de servicios.</text:p>
        </text:list-item>
        <text:list-item>
          <text:p text:style-name="P70">Atención a la educación.</text:p>
        </text:list-item>
      </text:list>
      <text:p text:style-name="P71">Sector cinco, con 1500 votos:</text:p>
      <text:p text:style-name="P71"><text:tab/>Corto plazo:</text:p>
      <text:list xml:id="list3578518458821503543" text:style-name="L14">
        <text:list-item>
          <text:p text:style-name="P72">Atención a la seguridad.</text:p>
        </text:list-item>
        <text:list-item>
          <text:p text:style-name="P72">Creación y protección del empleo.</text:p>
        </text:list-item>
        <text:list-item>
          <text:p text:style-name="P72">Honestidad de los servidores.</text:p>
        </text:list-item>
      </text:list>
      <text:p text:style-name="P71"><text:tab/>Largo plazo:</text:p>
      <text:list xml:id="list171541067661850" text:continue-numbering="true" text:style-name="L14">
        <text:list-item>
          <text:p text:style-name="P72">Prestación de servicios.</text:p>
        </text:list-item>
        <text:list-item>
          <text:p text:style-name="P72">Atención a la educación.</text:p>
        </text:list-item>
      </text:list>
      <text:p text:style-name="P71"/>
      <text:p text:style-name="P40"><text:span text:style-name="T14">La tendencia hacia ciertos servicios variará sólo si varían los números pseudoaleatorios, es decir, los datos del generador, y que al no tomarse en cuenta eventos dentro de la simulación, los números pseudoaletorios son traducidos directamente en votos, por lo que los resultados de varios experimentos serán similares si se utilizan los mismos datos para el generador.</text:span><text:tab/></text:p>
      <text:p text:style-name="P40"/>
      <text:p text:style-name="P9">Toma de decisiones</text:p>
      <text:p text:style-name="P73"/>
      <text:p text:style-name="P73">Las acciones que deberá de tomar el candidato para cada uno de los sectores son:</text:p>
      <text:p text:style-name="P62"><text:soft-page-break/></text:p>
      <text:list xml:id="list6298619265628452609" text:style-name="L15">
        <text:list-item>
          <text:p text:style-name="P63">Sector 1.</text:p>
          <text:list>
            <text:list-item>
              <text:p text:style-name="P74">Corto plazo</text:p>
              <text:list>
                <text:list-item>
                  <text:p text:style-name="P74">Atención a la seguridad.</text:p>
                </text:list-item>
                <text:list-item>
                  <text:p text:style-name="P74">Honestidad de los servidores.</text:p>
                </text:list-item>
                <text:list-item>
                  <text:p text:style-name="P74">Creación y protección del empleo.</text:p>
                </text:list-item>
              </text:list>
            </text:list-item>
            <text:list-item>
              <text:p text:style-name="P74">Largo plazo</text:p>
              <text:list>
                <text:list-item>
                  <text:p text:style-name="P74">Prestación de servicios.</text:p>
                </text:list-item>
                <text:list-item>
                  <text:p text:style-name="P74">Atención a la educación.</text:p>
                </text:list-item>
              </text:list>
            </text:list-item>
          </text:list>
        </text:list-item>
        <text:list-item>
          <text:p text:style-name="P63">Sector 2.</text:p>
          <text:list>
            <text:list-item>
              <text:p text:style-name="P74">Corto plazo</text:p>
              <text:list>
                <text:list-item>
                  <text:p text:style-name="P74">Atención a la seguridad.</text:p>
                </text:list-item>
                <text:list-item>
                  <text:p text:style-name="P74">Honestidad de los servidores.</text:p>
                </text:list-item>
                <text:list-item>
                  <text:p text:style-name="P74">Creación y protección del empleo.</text:p>
                </text:list-item>
              </text:list>
            </text:list-item>
            <text:list-item>
              <text:p text:style-name="P74">Largo plazo</text:p>
              <text:list>
                <text:list-item>
                  <text:p text:style-name="P74">Prestación de servicios.</text:p>
                </text:list-item>
                <text:list-item>
                  <text:p text:style-name="P74">Atención a la educación.</text:p>
                </text:list-item>
              </text:list>
            </text:list-item>
          </text:list>
        </text:list-item>
        <text:list-item>
          <text:p text:style-name="P63">Sector 3</text:p>
          <text:list>
            <text:list-item>
              <text:p text:style-name="P74">Corto plazo</text:p>
              <text:list>
                <text:list-item>
                  <text:p text:style-name="P74">Atención a la seguridad.</text:p>
                </text:list-item>
                <text:list-item>
                  <text:p text:style-name="P74">Honestidad de los servidores.</text:p>
                </text:list-item>
                <text:list-item>
                  <text:p text:style-name="P74">Prestación de servicios</text:p>
                </text:list-item>
              </text:list>
            </text:list-item>
            <text:list-item>
              <text:p text:style-name="P74">Largo plazo</text:p>
              <text:list>
                <text:list-item>
                  <text:p text:style-name="P74">Creación y protección del empleo.</text:p>
                </text:list-item>
                <text:list-item>
                  <text:p text:style-name="P74">Atención a la educación.</text:p>
                </text:list-item>
              </text:list>
            </text:list-item>
          </text:list>
        </text:list-item>
        <text:list-item>
          <text:p text:style-name="P63">Sector 4</text:p>
          <text:list>
            <text:list-item>
              <text:p text:style-name="P74">Corto plazo</text:p>
              <text:list>
                <text:list-item>
                  <text:p text:style-name="P74">Atención a la seguridad.</text:p>
                </text:list-item>
                <text:list-item>
                  <text:p text:style-name="P74">Honestidad de los servidores.</text:p>
                </text:list-item>
                <text:list-item>
                  <text:p text:style-name="P74">Prestación de servicios</text:p>
                </text:list-item>
              </text:list>
            </text:list-item>
            <text:list-item>
              <text:p text:style-name="P74">Largo plazo</text:p>
              <text:list>
                <text:list-item>
                  <text:p text:style-name="P74">Creación y protección del empleo.</text:p>
                </text:list-item>
                <text:list-item>
                  <text:p text:style-name="P74">Atención a la educación.</text:p>
                </text:list-item>
              </text:list>
            </text:list-item>
          </text:list>
        </text:list-item>
        <text:list-item>
          <text:p text:style-name="P63">Sector 5</text:p>
          <text:list>
            <text:list-item>
              <text:p text:style-name="P74">Corto plazo</text:p>
              <text:list>
                <text:list-item>
                  <text:p text:style-name="P74">Atención a la seguridad.</text:p>
                </text:list-item>
                <text:list-item>
                  <text:p text:style-name="P74">Creación y protección del empleo.</text:p>
                </text:list-item>
                <text:list-item>
                  <text:p text:style-name="P74">Honestidad de los servidores.</text:p>
                </text:list-item>
              </text:list>
            </text:list-item>
            <text:list-item>
              <text:p text:style-name="P74">Largo plazo</text:p>
              <text:list>
                <text:list-item>
                  <text:p text:style-name="P74">Prestación de servicios.</text:p>
                </text:list-item>
                <text:list-item>
                  <text:p text:style-name="P74">Atención a la educació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9T10:14:46.908447724</meta:creation-date>
    <dc:date>2020-12-28T17:15:38.944912482</dc:date>
    <meta:editing-duration>PT6H39M32S</meta:editing-duration>
    <meta:editing-cycles>24</meta:editing-cycles>
    <meta:generator>LibreOffice/5.1.6.2$Linux_X86_64 LibreOffice_project/10m0$Build-2</meta:generator>
    <meta:document-statistic meta:table-count="7" meta:image-count="0" meta:object-count="0" meta:page-count="10" meta:paragraph-count="353" meta:word-count="2739" meta:character-count="16339" meta:non-whitespace-character-count="14053"/>
  </office:meta>
</office:document-meta>
</file>